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  <style:text-properties fo:font-size="28pt" style:font-size-asian="28pt" style:font-size-complex="28pt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top="0cm" fo:margin-bottom="0cm" style:contextual-spacing="false"/>
      <style:text-properties officeooo:rsid="0008c863" officeooo:paragraph-rsid="0008c863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08c863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0992ea" officeooo:paragraph-rsid="000992ea"/>
    </style:style>
    <style:style style:name="P7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</style:style>
    <style:style style:name="P8" style:family="paragraph" style:parent-style-name="Text_20_body" style:list-style-name="L6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officeooo:rsid="000f98ba" officeooo:paragraph-rsid="000f98ba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officeooo:rsid="000feff1" officeooo:paragraph-rsid="000feff1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officeooo:rsid="000feff1" officeooo:paragraph-rsid="000feff1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08c863" officeooo:paragraph-rsid="0008c863"/>
    </style:style>
    <style:style style:name="P16" style:family="paragraph" style:parent-style-name="Text_20_body" style:list-style-name="L9">
      <style:paragraph-properties fo:margin-top="0cm" fo:margin-bottom="0cm" style:contextual-spacing="false"/>
      <style:text-properties officeooo:rsid="00116963" officeooo:paragraph-rsid="00116963"/>
    </style:style>
    <style:style style:name="P17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officeooo:paragraph-rsid="00116963"/>
    </style:style>
    <style:style style:name="P18" style:family="paragraph" style:parent-style-name="Heading_20_3">
      <style:text-properties officeooo:paragraph-rsid="0009c7ec"/>
    </style:style>
    <style:style style:name="T1" style:family="text">
      <style:text-properties style:font-name="FreeMono"/>
    </style:style>
    <style:style style:name="T2" style:family="text">
      <style:text-properties style:font-name="FreeMono" officeooo:rsid="000b00ef"/>
    </style:style>
    <style:style style:name="T3" style:family="text">
      <style:text-properties officeooo:rsid="000b00ef"/>
    </style:style>
    <style:style style:name="T4" style:family="text">
      <style:text-properties officeooo:rsid="000f98ba"/>
    </style:style>
    <style:style style:name="T5" style:family="text">
      <style:text-properties style:font-name="FreeMono"/>
    </style:style>
    <style:style style:name="T6" style:family="text">
      <style:text-properties officeooo:rsid="000feff1"/>
    </style:style>
    <style:style style:name="T7" style:family="text">
      <style:text-properties officeooo:rsid="0011ee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ecraft &amp; Python</text:p>
      <text:p text:style-name="P3">Dr W. H. Bell : <text:a xlink:type="simple" xlink:href="http://www.whbell.net/">http://www.whbell.net/</text:a></text:p>
      <text:p text:style-name="P1"/>
      <text:p text:style-name="P1">1) Read through the getting started information.</text:p>
      <text:p text:style-name="P1">2) Start running Idle for Python3 and Minecraft.</text:p>
      <text:p text:style-name="P1">3) <text:span text:style-name="T1">printPositionOnce.py</text:span> – load and run the program. <text:s/>Then move the player and rerun the program.</text:p>
      <text:p text:style-name="P1">4) <text:span text:style-name="T1">addBlockOnce.py</text:span> – load and run the program. <text:s/>Then change the block type and rerun the program.</text:p>
      <text:p text:style-name="P7"/>
      <text:h text:style-name="Heading_20_3" text:outline-level="3">Challenge : raining sand</text:h>
      <text:list xml:id="list6177612176721716537" text:style-name="L1">
        <text:list-item>
          <text:p text:style-name="P9">Create <text:span text:style-name="T2">SAND</text:span> blocks above the player in several places.</text:p>
        </text:list-item>
        <text:list-item>
          <text:p text:style-name="P9">Hint – copy and paste the <text:span text:style-name="T1">setBlock</text:span> <text:span text:style-name="T3">function call</text:span> several times with different coordinates.</text:p>
        </text:list-item>
      </text:list>
      <text:p text:style-name="P7"/>
      <text:p text:style-name="P1"/>
      <text:p text:style-name="P1">5) <text:span text:style-name="T1">printPosition.py</text:span> – load and run the program. <text:s/>Try moving the player around. <text:s/>This program contains a while loop and a sleep statement. <text:s/>Try changing the value in the sleep statement and rerun it.</text:p>
      <text:p text:style-name="P7"/>
      <text:h text:style-name="Heading_20_3" text:outline-level="3">Challenge : chasing blocks</text:h>
      <text:list xml:id="list7903597910385992658" text:style-name="L2">
        <text:list-item>
          <text:p text:style-name="P10">Write a program that continues to create blocks where the player is.</text:p>
        </text:list-item>
        <text:list-item>
          <text:p text:style-name="P10">Hint – use a <text:span text:style-name="T1">while</text:span> loop.</text:p>
        </text:list-item>
      </text:list>
      <text:p text:style-name="P7"/>
      <text:p text:style-name="P1"/>
      <text:p text:style-name="P1">6) <text:span text:style-name="T1">createTriangle.py</text:span> – load and run the program. <text:s/>Try changing the size of the triangle, by altering the <text:span text:style-name="T1">setBlocks</text:span> function call and changing the limits of the <text:span text:style-name="T1">for</text:span> loop.</text:p>
      <text:p text:style-name="P7"/>
      <text:h text:style-name="Heading_20_3" text:outline-level="3">Challenge : <text:span text:style-name="T4">lighthouse</text:span></text:h>
      <text:list xml:id="list6517033877520950181" text:style-name="L3">
        <text:list-item>
          <text:p text:style-name="P12">Write a program to build a lighthouse.</text:p>
        </text:list-item>
        <text:list-item>
          <text:p text:style-name="P12">The lighthouse should have black and white layers of blocks.</text:p>
        </text:list-item>
        <text:list-item>
          <text:p text:style-name="P12">Use the <text:span text:style-name="T1">setBlocks</text:span> function to create each layer</text:p>
        </text:list-item>
        <text:list-item>
          <text:p text:style-name="P14">Hint – use a <text:span text:style-name="T1">for</text:span> loop.</text:p>
        </text:list-item>
      </text:list>
      <text:p text:style-name="P1"/>
      <text:h text:style-name="Heading_20_3" text:outline-level="3">Challenge : <text:span text:style-name="T6">castle</text:span></text:h>
      <text:list xml:id="list5334953659559581612" text:style-name="L4">
        <text:list-item>
          <text:p text:style-name="P11">Write a program <text:span text:style-name="T6">to create a castle.</text:span></text:p>
        </text:list-item>
        <text:list-item>
          <text:p text:style-name="P11">T<text:span text:style-name="T6">he castle should have four square towers and four solid walls between the towers.</text:span></text:p>
        </text:list-item>
        <text:list-item>
          <text:p text:style-name="P13">Try drawing the castle and adding the axes before writing the program.</text:p>
        </text:list-item>
      </text:list>
      <text:p text:style-name="P7"/>
      <text:p text:style-name="P1"><text:soft-page-break/></text:p>
      <text:p text:style-name="P1"/>
      <text:p text:style-name="P1">7) <text:span text:style-name="T1">checkPosition.py</text:span> – load and run the program. <text:s/><text:span text:style-name="T7">Try walking over next to the pilar. <text:s/>Then move away again.</text:span></text:p>
      <text:p text:style-name="P7"/>
      <text:h text:style-name="P18" text:outline-level="3">Challenge : trapped</text:h>
      <text:list xml:id="list4113753218540942231" text:style-name="L6">
        <text:list-item>
          <text:p text:style-name="P8">Choose a trap area. <text:s/>When a player steps into the selected x-z plane, encase them in SAND.</text:p>
        </text:list-item>
      </text:list>
      <text:h text:style-name="Heading_20_3" text:outline-level="3">Challenge : volcano</text:h>
      <text:list xml:id="list3582967181374252496" text:style-name="L9">
        <text:list-item>
          <text:p text:style-name="P16">Print a message on the chat display to warn the player a volcano is about to appear.</text:p>
        </text:list-item>
        <text:list-item>
          <text:p text:style-name="P16">Create a volcano using the LAVA brick.</text:p>
        </text:list-item>
        <text:list-item>
          <text:p text:style-name="P16">Create the LAVA volume in stages, with <text:span text:style-name="T1">time.sleep()</text:span> function calls in between.</text:p>
        </text:list-item>
      </text:list>
      <text:p text:style-name="P17"/>
      <text:p text:style-name="P4"/>
      <text:p text:style-name="P4">At the end of the class, blow up the world using TNT. <text:s/>Place a large amount of TNT, with one active block. <text:s/>Then smash the active block.</text:p>
      <text:p text:style-name="P5"/>
      <text:p text:style-name="P6">The full Python application programming interface for Minecraft is described at: <text:a xlink:type="simple" xlink:href="http://www.stuffaboutcode.com/p/minecraft-api-reference.html">http://www.stuffaboutcode.com/p/minecraft-api-reference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09:13:59.887265866</dc:date>
    <meta:generator>LibreOffice/4.2.8.2$Linux_x86 LibreOffice_project/420m0$Build-2</meta:generator>
    <meta:editing-duration>P1DT6H47M22S</meta:editing-duration>
    <meta:editing-cycles>14</meta:editing-cycles>
    <meta:document-statistic meta:table-count="0" meta:image-count="0" meta:object-count="0" meta:page-count="2" meta:paragraph-count="32" meta:word-count="363" meta:character-count="2119" meta:non-whitespace-character-count="1784"/>
  </office:meta>
</office:document-meta>
</file>